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ccanthis ADF Std No2" svg:font-family="'Accanthis ADF Std No2'"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21cm" svg:stroke-color="#231f20" draw:fill="none" fo:padding-top="0.01cm" fo:padding-bottom="0.01cm" fo:padding-left="0.01cm" fo:padding-right="0.01cm"/>
    </style:style>
    <style:style style:name="gr2" style:family="graphic" style:parent-style-name="standard">
      <style:graphic-properties draw:stroke="solid" svg:stroke-width="0.017cm" svg:stroke-color="#231f20" draw:fill="none" fo:padding-top="0.008cm" fo:padding-bottom="0.008cm" fo:padding-left="0.008cm" fo:padding-right="0.008cm"/>
    </style:style>
    <style:style style:name="gr3" style:family="graphic" style:parent-style-name="standard">
      <style:graphic-properties draw:stroke="none" draw:fill="solid" draw:fill-color="#231f20"/>
    </style:style>
    <style:style style:name="gr4" style:family="graphic" style:parent-style-name="standard">
      <style:graphic-properties draw:stroke="solid" svg:stroke-width="0.01cm" svg:stroke-color="#231f20" draw:fill="none" fo:padding-top="0.005cm" fo:padding-bottom="0.005cm" fo:padding-left="0.005cm" fo:padding-right="0.005cm"/>
    </style:style>
    <style:style style:name="gr5" style:family="graphic" style:parent-style-name="standard">
      <style:graphic-properties draw:stroke="none" svg:stroke-color="#000000" draw:fill="none" draw:fill-color="#ffffff" fo:min-height="0.324cm"/>
    </style:style>
    <style:style style:name="gr6" style:family="graphic" style:parent-style-name="standard">
      <style:graphic-properties draw:stroke="none" svg:stroke-color="#000000" draw:fill="none" draw:fill-color="#ffffff" fo:min-height="0.342cm"/>
    </style:style>
    <style:style style:name="P1" style:family="paragraph">
      <style:paragraph-properties fo:text-align="center"/>
      <style:text-properties style:font-name="MathJax_Main" fo:font-size="6pt" fo:font-style="italic" style:font-size-asian="6pt" style:font-style-asian="italic" style:font-size-complex="6pt" style:font-style-complex="italic"/>
    </style:style>
    <style:style style:name="P2" style:family="paragraph">
      <style:paragraph-properties fo:text-align="center"/>
      <style:text-properties style:font-name="MathJax_Main" fo:font-size="6pt" fo:font-style="normal" style:font-size-asian="6pt" style:font-style-asian="normal" style:font-size-complex="6pt" style:font-style-complex="normal"/>
    </style:style>
    <style:style style:name="T1" style:family="text">
      <style:text-properties style:font-name="MathJax_Main" fo:font-size="6pt" fo:font-style="italic" style:font-size-asian="6pt" style:font-style-asian="italic" style:font-size-complex="6pt" style:font-style-complex="italic"/>
    </style:style>
    <style:style style:name="T2" style:family="text">
      <style:text-properties style:font-name="MathJax_Main" fo:font-size="6pt" fo:font-style="normal" style:font-size-asian="6pt" style:font-style-asian="normal" style:font-size-complex="6pt" style:font-style-complex="normal"/>
    </style:style>
    <style:style style:name="T3" style:family="text">
      <style:text-properties style:text-position="33% 58%" style:font-name="MathJax_Main" fo:font-size="6pt" fo:font-style="italic" style:font-size-asian="6pt" style:font-style-asian="italic" style:font-size-complex="6pt" style:font-style-complex="italic"/>
    </style:style>
    <style:style style:name="T4" style:family="text">
      <style:text-properties style:text-position="-33% 58%" style:font-name="MathJax_Main" fo:font-size="6pt" fo:font-style="italic" style:font-size-asian="6pt" style:font-style-asian="italic"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layer="layout" svg:width="2.899cm" svg:height="1.621cm" svg:x="0.348cm" svg:y="0.775cm" svg:viewBox="0 0 2900 1622" svg:d="M0 1622c-16-619 523-1258 1330-1513 580-185 1162-127 1570 114">
          <text:p/>
        </draw:path>
        <draw:line draw:style-name="gr2" draw:layer="layout" svg:x1="0.223cm" svg:y1="2.218cm" svg:x2="1.412cm" svg:y2="0.381cm">
          <text:p/>
        </draw:line>
        <draw:line draw:style-name="gr2" draw:layer="layout" svg:x1="3.179cm" svg:y1="0.734cm" svg:x2="0.479cm" svg:y2="0.851cm">
          <text:p/>
        </draw:line>
        <draw:path draw:style-name="gr3" draw:layer="layout" svg:width="0.035cm" svg:height="0.035cm" svg:x="1.11cm" svg:y="0.806cm" svg:viewBox="0 0 36 36" svg:d="M36 18c0 10-9 18-19 18s-17-8-17-18 7-18 17-18 19 8 19 18z">
          <text:p/>
        </draw:path>
        <draw:path draw:style-name="gr2" draw:layer="layout" svg:width="0.035cm" svg:height="0.035cm" svg:x="1.11cm" svg:y="0.806cm" svg:viewBox="0 0 36 36" svg:d="M36 18c0 10-9 18-19 18s-17-8-17-18 7-18 17-18 19 8 19 18z">
          <text:p/>
        </draw:path>
        <draw:path draw:style-name="gr4" draw:layer="layout" svg:width="0.035cm" svg:height="0.035cm" svg:x="1.11cm" svg:y="0.806cm" svg:viewBox="0 0 36 36" svg:d="M36 18c0 10-9 18-19 18s-17-8-17-18 7-18 17-18 19 8 19 18z">
          <text:p/>
        </draw:path>
        <draw:path draw:style-name="gr3" draw:layer="layout" svg:width="0.035cm" svg:height="0.035cm" svg:x="2.258cm" svg:y="0.757cm" svg:viewBox="0 0 36 36" svg:d="M36 17c0 10-8 19-18 19s-18-9-18-19c0-9 8-17 18-17s18 8 18 17z">
          <text:p/>
        </draw:path>
        <draw:path draw:style-name="gr4" draw:layer="layout" svg:width="0.035cm" svg:height="0.035cm" svg:x="2.258cm" svg:y="0.757cm" svg:viewBox="0 0 36 36" svg:d="M36 17c0 10-8 19-18 19s-18-9-18-19c0-9 8-17 18-17s18 8 18 17z">
          <text:p/>
        </draw:path>
        <draw:path draw:style-name="gr4" draw:layer="layout" svg:width="0.035cm" svg:height="0.035cm" svg:x="2.258cm" svg:y="0.757cm" svg:viewBox="0 0 36 36" svg:d="M36 17c0 10-8 19-18 19s-18-9-18-19c0-9 8-17 18-17s18 8 18 17z">
          <text:p/>
        </draw:path>
        <draw:path draw:style-name="gr3" draw:layer="layout" svg:width="0.035cm" svg:height="0.035cm" svg:x="0.56cm" svg:y="1.654cm" svg:viewBox="0 0 36 36" svg:d="M36 19c0 9-8 17-17 17-11 0-19-8-19-17 0-11 8-19 19-19 9 0 17 8 17 19z">
          <text:p/>
        </draw:path>
        <draw:path draw:style-name="gr4" draw:layer="layout" svg:width="0.035cm" svg:height="0.035cm" svg:x="0.56cm" svg:y="1.654cm" svg:viewBox="0 0 36 36" svg:d="M36 19c0 9-8 17-17 17-11 0-19-8-19-17 0-11 8-19 19-19 9 0 17 8 17 19z">
          <text:p/>
        </draw:path>
        <draw:path draw:style-name="gr4" draw:layer="layout" svg:width="0.035cm" svg:height="0.035cm" svg:x="0.56cm" svg:y="1.654cm" svg:viewBox="0 0 36 36" svg:d="M36 19c0 9-8 17-17 17-11 0-19-8-19-17 0-11 8-19 19-19 9 0 17 8 17 19z">
          <text:p/>
        </draw:path>
        <draw:path draw:style-name="gr1" draw:layer="layout" svg:width="3.213cm" svg:height="1.373cm" svg:x="4.542cm" svg:y="0.632cm" svg:viewBox="0 0 3214 1374" svg:d="M0 0c102 38 188 110 260 191 102 114 181 246 281 362 234 268 508 476 834 620 31 13 62 26 93 38 49 19 98 37 148 52 155 50 316 83 478 99 171 16 345 21 512-23 197-52 404-83 608-72">
          <text:p/>
        </draw:path>
        <draw:line draw:style-name="gr2" draw:layer="layout" svg:x1="5.284cm" svg:y1="0.573cm" svg:x2="5.893cm" svg:y2="2.397cm">
          <text:p/>
        </draw:line>
        <draw:line draw:style-name="gr2" draw:layer="layout" svg:x1="7.323cm" svg:y1="2.175cm" svg:x2="5.06cm" svg:y2="1.489cm">
          <text:p/>
        </draw:line>
        <draw:path draw:style-name="gr3" draw:layer="layout" svg:width="0.036cm" svg:height="0.035cm" svg:x="6.738cm" svg:y="1.985cm" svg:viewBox="0 0 37 36" svg:d="M37 18c0-10-9-18-19-18s-18 8-18 18c0 9 8 18 18 18s19-9 19-18z">
          <text:p/>
        </draw:path>
        <draw:path draw:style-name="gr2" draw:layer="layout" svg:width="0.036cm" svg:height="0.035cm" svg:x="6.738cm" svg:y="1.985cm" svg:viewBox="0 0 37 36" svg:d="M37 18c0-10-9-18-19-18s-18 8-18 18c0 9 8 18 18 18s19-9 19-18z">
          <text:p/>
        </draw:path>
        <draw:path draw:style-name="gr4" draw:layer="layout" svg:width="0.036cm" svg:height="0.035cm" svg:x="6.738cm" svg:y="1.985cm" svg:viewBox="0 0 37 36" svg:d="M37 18c0-10-9-18-19-18s-18 8-18 18c0 9 8 18 18 18s19-9 19-18z">
          <text:p/>
        </draw:path>
        <draw:path draw:style-name="gr3" draw:layer="layout" svg:width="0.036cm" svg:height="0.036cm" svg:x="5.627cm" svg:y="1.646cm" svg:viewBox="0 0 37 37" svg:d="M37 19c0-11-8-19-19-19-10 0-18 8-18 19 0 10 8 18 18 18 11 0 19-8 19-18z">
          <text:p/>
        </draw:path>
        <draw:path draw:style-name="gr4" draw:layer="layout" svg:width="0.036cm" svg:height="0.036cm" svg:x="5.627cm" svg:y="1.646cm" svg:viewBox="0 0 37 37" svg:d="M37 19c0-11-8-19-19-19-10 0-18 8-18 19 0 10 8 18 18 18 11 0 19-8 19-18z">
          <text:p/>
        </draw:path>
        <draw:path draw:style-name="gr4" draw:layer="layout" svg:width="0.036cm" svg:height="0.036cm" svg:x="5.627cm" svg:y="1.646cm" svg:viewBox="0 0 37 37" svg:d="M37 19c0-11-8-19-19-19-10 0-18 8-18 19 0 10 8 18 18 18 11 0 19-8 19-18z">
          <text:p/>
        </draw:path>
        <draw:frame draw:style-name="gr5" draw:text-style-name="P1" draw:layer="layout" svg:width="0.254cm" svg:height="0.324cm" svg:x="0.886cm" svg:y="0.506cm">
          <draw:text-box>
            <text:p text:style-name="P1"><text:span text:style-name="T1">Q</text:span></text:p>
          </draw:text-box>
        </draw:frame>
        <draw:frame draw:style-name="gr5" draw:text-style-name="P1" draw:layer="layout" svg:width="0.254cm" svg:height="0.324cm" svg:x="3.248cm" svg:y="0.919cm">
          <draw:text-box>
            <text:p text:style-name="P1"><text:span text:style-name="T1">C</text:span></text:p>
          </draw:text-box>
        </draw:frame>
        <draw:frame draw:style-name="gr5" draw:text-style-name="P1" draw:layer="layout" svg:width="0.254cm" svg:height="0.324cm" svg:x="0.581cm" svg:y="1.624cm">
          <draw:text-box>
            <text:p text:style-name="P1"><text:span text:style-name="T1">P</text:span></text:p>
          </draw:text-box>
        </draw:frame>
        <draw:frame draw:style-name="gr5" draw:text-style-name="P1" draw:layer="layout" svg:width="0.254cm" svg:height="0.324cm" svg:x="1.343cm" svg:y="0.1cm">
          <draw:text-box>
            <text:p text:style-name="P1"><text:span text:style-name="T1">L</text:span></text:p>
          </draw:text-box>
        </draw:frame>
        <draw:frame draw:style-name="gr5" draw:text-style-name="P2" draw:layer="layout" svg:width="0.254cm" svg:height="0.353cm" svg:x="5.788cm" svg:y="1.906cm">
          <draw:text-box>
            <text:p text:style-name="P2"><text:span text:style-name="T2">?</text:span></text:p>
          </draw:text-box>
        </draw:frame>
        <draw:frame draw:style-name="gr5" draw:text-style-name="P1" draw:layer="layout" svg:width="0.332cm" svg:height="0.324cm" svg:x="7.773cm" svg:y="1.821cm">
          <draw:text-box>
            <text:p text:style-name="P1"><text:span text:style-name="T1">C</text:span><text:span text:style-name="T3">*</text:span></text:p>
          </draw:text-box>
        </draw:frame>
        <draw:frame draw:style-name="gr6" draw:text-style-name="P1" draw:layer="layout" svg:width="0.254cm" svg:height="0.342cm" svg:x="2.13cm" svg:y="0.456cm">
          <draw:text-box>
            <text:p text:style-name="P1"><text:span text:style-name="T1">P</text:span><text:span text:style-name="T4">1</text:span></text:p>
          </draw:text-box>
        </draw:frame>
        <draw:frame draw:style-name="gr5" draw:text-style-name="P1" draw:layer="layout" svg:width="0.254cm" svg:height="0.324cm" svg:x="7.312cm" svg:y="2.132cm">
          <draw:text-box>
            <text:p text:style-name="P1"><text:span text:style-name="T1">Q</text:span><text:span text:style-name="T3">*</text:span></text:p>
          </draw:text-box>
        </draw:frame>
        <draw:frame draw:style-name="gr5" draw:text-style-name="P1" draw:layer="layout" svg:width="0.254cm" svg:height="0.324cm" svg:x="5.788cm" svg:y="2.386cm">
          <draw:text-box>
            <text:p text:style-name="P1"><text:span text:style-name="T1">P</text:span><text:span text:style-name="T3">*</text:span></text:p>
          </draw:text-box>
        </draw:frame>
        <draw:frame draw:style-name="gr5" draw:text-style-name="P1" draw:layer="layout" svg:width="0.254cm" svg:height="0.342cm" svg:x="0.2cm" svg:y="0.635cm">
          <draw:text-box>
            <text:p text:style-name="P1"><text:span text:style-name="T1">L</text:span><text:span text:style-name="T4">1</text:span></text:p>
          </draw:text-box>
        </draw:frame>
        <draw:frame draw:style-name="gr5" draw:text-style-name="P1" draw:layer="layout" svg:width="0.254cm" svg:height="0.324cm" svg:x="5.661cm" svg:y="1.427cm">
          <draw:text-box>
            <text:p text:style-name="P1"><text:span text:style-name="T1">L</text:span><text:span text:style-name="T3">*</text:span></text:p>
          </draw:text-box>
        </draw:frame>
        <draw:g>
          <draw:frame draw:style-name="gr5" draw:text-style-name="P1" draw:layer="layout" svg:width="0.389cm" svg:height="0.324cm" svg:x="6.542cm" svg:y="1.681cm">
            <draw:text-box>
              <text:p text:style-name="P1"><text:span text:style-name="T1">L</text:span><text:span text:style-name="T3">*</text:span></text:p>
            </draw:text-box>
          </draw:frame>
          <draw:frame draw:style-name="gr5" draw:text-style-name="P1" draw:layer="layout" svg:width="0.254cm" svg:height="0.342cm" svg:x="6.677cm" svg:y="1.662cm">
            <draw:text-box>
              <text:p text:style-name="P1"><text:span text:style-name="T4">1</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ccanthis ADF Std No2" svg:font-family="'Accanthis ADF Std No2'"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2cm" fo:margin-right="0.2cm" fo:page-width="8.305cm" fo:page-height="2.8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1-20T14:10:08.094434572</dc:date>
    <meta:generator>LibreOffice/4.2.8.2$Linux_X86_64 LibreOffice_project/420m0$Build-2</meta:generator>
    <meta:editing-duration>PT1M39S</meta:editing-duration>
    <meta:editing-cycles>2</meta:editing-cycles>
    <meta:document-statistic meta:object-count="35"/>
  </office:meta>
</office:document-meta>
</file>